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12F1200004A0000003F41399DFE5F.svg" manifest:media-type=""/>
  <manifest:file-entry manifest:full-path="Pictures/10000201000002FD0000028EFEA02BE6.png" manifest:media-type=""/>
  <manifest:file-entry manifest:full-path="Pictures/1001300E00004A0000003F411D5A3C45.svg" manifest:media-type=""/>
  <manifest:file-entry manifest:full-path="Pictures/10000201000002FD0000028E6D09342C.png" manifest:media-type=""/>
  <manifest:file-entry manifest:full-path="Pictures/10013061000048E600003F41A4FE990A.svg" manifest:media-type=""/>
  <manifest:file-entry manifest:full-path="Pictures/10000201000002F700000293F088970C.png" manifest:media-type=""/>
  <manifest:file-entry manifest:full-path="Pictures/10012CCE000048E600003F41B61E8752.svg" manifest:media-type=""/>
  <manifest:file-entry manifest:full-path="Pictures/10000201000002F7000002930A957F8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715cm" svg:height="4.953cm" svg:x="1.118cm" svg:y="0.025cm">
          <draw:image xlink:href="Pictures/10000201000002F7000002930A957F87.png" xlink:type="simple" xlink:show="embed" xlink:actuate="onLoad"/>
          <draw:image xlink:href="Pictures/10012CCE000048E600003F41B61E8752.svg" xlink:type="simple" xlink:show="embed" xlink:actuate="onLoad">
            <text:p/>
          </draw:image>
        </draw:frame>
        <draw:frame draw:style-name="gr1" draw:text-style-name="P1" draw:layer="layout" svg:width="5.715cm" svg:height="4.953cm" svg:x="1.118cm" svg:y="4.928cm">
          <draw:image xlink:href="Pictures/10000201000002F700000293F088970C.png" xlink:type="simple" xlink:show="embed" xlink:actuate="onLoad"/>
          <draw:image xlink:href="Pictures/10013061000048E600003F41A4FE990A.svg" xlink:type="simple" xlink:show="embed" xlink:actuate="onLoad">
            <text:p/>
          </draw:image>
        </draw:frame>
        <draw:frame draw:style-name="gr1" draw:text-style-name="P1" draw:layer="layout" svg:width="5.715cm" svg:height="4.877cm" svg:x="1.118cm" svg:y="9.855cm">
          <draw:image xlink:href="Pictures/10000201000002FD0000028E6D09342C.png" xlink:type="simple" xlink:show="embed" xlink:actuate="onLoad"/>
          <draw:image xlink:href="Pictures/1001300E00004A0000003F411D5A3C45.svg" xlink:type="simple" xlink:show="embed" xlink:actuate="onLoad">
            <text:p/>
          </draw:image>
        </draw:frame>
        <draw:frame draw:style-name="gr1" draw:text-style-name="P1" draw:layer="layout" svg:width="5.715cm" svg:height="4.877cm" svg:x="1.118cm" svg:y="14.681cm">
          <draw:image xlink:href="Pictures/10000201000002FD0000028EFEA02BE6.png" xlink:type="simple" xlink:show="embed" xlink:actuate="onLoad"/>
          <draw:image xlink:href="Pictures/10012F1200004A0000003F41399DFE5F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001cm" fo:page-height="19.5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Filho</meta:initial-creator>
    <meta:creation-date>2014-02-04T22:36:08</meta:creation-date>
    <dc:date>2014-02-05T10:38:15</dc:date>
    <dc:creator>Helio Filho</dc:creator>
    <meta:editing-duration>PT27M39S</meta:editing-duration>
    <meta:editing-cycles>5</meta:editing-cycles>
    <meta:generator>LibreOffice/4.0.2.2$Linux_X86_64 LibreOffice_project/400m0$Build-2</meta:generator>
    <meta:document-statistic meta:object-count="4"/>
  </office:meta>
</office:document-meta>
</file>